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AwareProcessorList.service( Mail mai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StateAwareProcessorList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tateAwareProcessorList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AwareProcessorList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eAwareProcessorList.service( ServiceManage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AwareProcessorList.getProcess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AwareProcessorList.getProcess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